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a933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1.475cm"/>
      <style:paragraph-properties style:writing-mode="lr-tb"/>
    </style:style>
    <style:style style:name="gr5" style:family="graphic" style:parent-style-name="objectwithoutfill">
      <style:graphic-properties draw:stroke="dash" draw:stroke-dash="Fine_20_Dashed" svg:stroke-color="#666666" draw:fill="solid" draw:textarea-vertical-align="middle"/>
    </style:style>
    <style:style style:name="gr6" style:family="graphic" style:parent-style-name="objectwithoutfill">
      <style:graphic-properties svg:stroke-color="#000000" draw:marker-start="Symmetric_20_Arrow" draw:marker-end="Symmetric_20_Arrow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6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4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0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6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56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1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839cm"/>
      <style:paragraph-properties style:writing-mode="lr-tb"/>
    </style:style>
    <style:style style:name="gr18" style:family="graphic" style:parent-style-name="objectwithoutfill">
      <style:graphic-properties draw:stroke="solid" draw:stroke-dash="Fine_20_Dashed" svg:stroke-color="#666666" draw:marker-end="Arrow" draw:fill="solid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51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51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1.21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88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2a6099" fo:font-size="10.5pt" style:font-size-asian="10.5pt" style:font-size-complex="10.5pt"/>
    </style:style>
    <style:style style:name="P3" style:family="paragraph">
      <loext:graphic-properties draw:fill="none" draw:fill-color="#ffffff"/>
      <style:paragraph-properties style:writing-mode="lr-tb"/>
      <style:text-properties fo:color="#00a933" fo:font-size="10.5pt" style:font-size-asian="10.5pt" style:font-size-complex="10.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text-align="start"/>
      <style:text-properties fo:font-style="italic" style:font-style-asian="italic" style:font-style-complex="italic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3" style:family="paragraph">
      <loext:graphic-properties draw:fill="none" draw:fill-color="#ffffff"/>
      <style:paragraph-properties fo:text-align="end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2a6099" fo:font-size="10.5pt" style:font-size-asian="10.5pt" style:font-size-complex="10.5pt"/>
    </style:style>
    <style:style style:name="T2" style:family="text">
      <style:text-properties fo:color="#00a933" fo:font-size="10.5pt" style:font-size-asian="10.5pt" style:font-size-complex="10.5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7pt" fo:font-weight="normal" style:font-size-asian="7pt" style:font-weight-asian="normal" style:font-size-complex="7pt" style:font-weight-complex="normal"/>
    </style:style>
    <style:style style:name="T7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54cm" svg:y1="6.08cm" svg:x2="4.81cm" svg:y2="6.08cm">
          <text:p/>
        </draw:line>
        <draw:line draw:style-name="gr1" draw:text-style-name="P1" draw:layer="layout" svg:x1="4.81cm" svg:y1="3.54cm" svg:x2="4.81cm" svg:y2="6.08cm">
          <text:p/>
        </draw:line>
        <draw:line draw:style-name="gr1" draw:text-style-name="P1" draw:layer="layout" svg:x1="7.35cm" svg:y1="3.54cm" svg:x2="4.81cm" svg:y2="3.54cm">
          <text:p/>
        </draw:line>
        <draw:line draw:style-name="gr1" draw:text-style-name="P1" draw:layer="layout" svg:x1="7.35cm" svg:y1="6.08cm" svg:x2="7.35cm" svg:y2="3.54cm">
          <text:p/>
        </draw:line>
        <draw:line draw:style-name="gr1" draw:text-style-name="P1" draw:layer="layout" svg:x1="9.89cm" svg:y1="6.08cm" svg:x2="7.35cm" svg:y2="6.08cm">
          <text:p/>
        </draw:line>
        <draw:line draw:style-name="gr1" draw:text-style-name="P1" draw:layer="layout" svg:x1="9.89cm" svg:y1="3.54cm" svg:x2="9.89cm" svg:y2="6.08cm">
          <text:p/>
        </draw:line>
        <draw:line draw:style-name="gr1" draw:text-style-name="P1" draw:layer="layout" svg:x1="12.43cm" svg:y1="3.54cm" svg:x2="9.89cm" svg:y2="3.54cm">
          <text:p/>
        </draw:line>
        <draw:line draw:style-name="gr1" draw:text-style-name="P1" draw:layer="layout" svg:x1="12.43cm" svg:y1="6.08cm" svg:x2="12.43cm" svg:y2="3.54cm">
          <text:p/>
        </draw:line>
        <draw:line draw:style-name="gr1" draw:text-style-name="P1" draw:layer="layout" svg:x1="14.97cm" svg:y1="6.08cm" svg:x2="12.43cm" svg:y2="6.08cm">
          <text:p/>
        </draw:line>
        <draw:line draw:style-name="gr1" draw:text-style-name="P1" draw:layer="layout" svg:x1="14.97cm" svg:y1="3.54cm" svg:x2="14.97cm" svg:y2="6.08cm">
          <text:p/>
        </draw:line>
        <draw:line draw:style-name="gr1" draw:text-style-name="P1" draw:layer="layout" svg:x1="17.51cm" svg:y1="3.54cm" svg:x2="14.97cm" svg:y2="3.54cm">
          <text:p/>
        </draw:line>
        <draw:line draw:style-name="gr1" draw:text-style-name="P1" draw:layer="layout" svg:x1="17.51cm" svg:y1="6.08cm" svg:x2="17.51cm" svg:y2="3.54cm">
          <text:p/>
        </draw:line>
        <draw:line draw:style-name="gr1" draw:text-style-name="P1" draw:layer="layout" svg:x1="20.05cm" svg:y1="6.08cm" svg:x2="17.51cm" svg:y2="6.08cm">
          <text:p/>
        </draw:line>
        <draw:line draw:style-name="gr1" draw:text-style-name="P1" draw:layer="layout" svg:x1="20.05cm" svg:y1="3.54cm" svg:x2="20.05cm" svg:y2="6.08cm">
          <text:p/>
        </draw:line>
        <draw:line draw:style-name="gr1" draw:text-style-name="P1" draw:layer="layout" svg:x1="22.59cm" svg:y1="3.54cm" svg:x2="20.05cm" svg:y2="3.54cm">
          <text:p/>
        </draw:line>
        <draw:line draw:style-name="gr1" draw:text-style-name="P1" draw:layer="layout" svg:x1="22.59cm" svg:y1="6.08cm" svg:x2="22.59cm" svg:y2="3.54cm">
          <text:p/>
        </draw:line>
        <draw:line draw:style-name="gr1" draw:text-style-name="P1" draw:layer="layout" svg:x1="25.13cm" svg:y1="6.08cm" svg:x2="22.59cm" svg:y2="6.08cm">
          <text:p/>
        </draw:line>
        <draw:line draw:style-name="gr1" draw:text-style-name="P1" draw:layer="layout" svg:x1="1cm" svg:y1="6.08cm" svg:x2="4.81cm" svg:y2="6.08cm">
          <text:p/>
        </draw:line>
        <draw:line draw:style-name="gr1" draw:text-style-name="P1" draw:layer="layout" svg:x1="4.81cm" svg:y1="3.54cm" svg:x2="4.81cm" svg:y2="6.08cm">
          <text:p/>
        </draw:line>
        <draw:line draw:style-name="gr1" draw:text-style-name="P1" draw:layer="layout" svg:x1="7.35cm" svg:y1="3.54cm" svg:x2="4.81cm" svg:y2="3.54cm">
          <text:p/>
        </draw:line>
        <draw:line draw:style-name="gr1" draw:text-style-name="P1" draw:layer="layout" svg:x1="7.35cm" svg:y1="6.08cm" svg:x2="7.35cm" svg:y2="3.54cm">
          <text:p/>
        </draw:line>
        <draw:line draw:style-name="gr1" draw:text-style-name="P1" draw:layer="layout" svg:x1="9.89cm" svg:y1="6.08cm" svg:x2="7.35cm" svg:y2="6.08cm">
          <text:p/>
        </draw:line>
        <draw:line draw:style-name="gr1" draw:text-style-name="P1" draw:layer="layout" svg:x1="9.89cm" svg:y1="3.54cm" svg:x2="9.89cm" svg:y2="6.08cm">
          <text:p/>
        </draw:line>
        <draw:line draw:style-name="gr1" draw:text-style-name="P1" draw:layer="layout" svg:x1="12.43cm" svg:y1="3.54cm" svg:x2="9.89cm" svg:y2="3.54cm">
          <text:p/>
        </draw:line>
        <draw:line draw:style-name="gr1" draw:text-style-name="P1" draw:layer="layout" svg:x1="12.43cm" svg:y1="6.08cm" svg:x2="12.43cm" svg:y2="3.54cm">
          <text:p/>
        </draw:line>
        <draw:line draw:style-name="gr1" draw:text-style-name="P1" draw:layer="layout" svg:x1="14.97cm" svg:y1="6.08cm" svg:x2="12.43cm" svg:y2="6.08cm">
          <text:p/>
        </draw:line>
        <draw:line draw:style-name="gr1" draw:text-style-name="P1" draw:layer="layout" svg:x1="14.97cm" svg:y1="3.54cm" svg:x2="14.97cm" svg:y2="6.08cm">
          <text:p/>
        </draw:line>
        <draw:line draw:style-name="gr1" draw:text-style-name="P1" draw:layer="layout" svg:x1="17.51cm" svg:y1="3.54cm" svg:x2="14.97cm" svg:y2="3.54cm">
          <text:p/>
        </draw:line>
        <draw:g>
          <draw:line draw:style-name="gr2" draw:text-style-name="P1" draw:layer="layout" svg:x1="1cm" svg:y1="6.334cm" svg:x2="5.445cm" svg:y2="6.334cm">
            <text:p/>
          </draw:line>
          <draw:line draw:style-name="gr2" draw:text-style-name="P1" draw:layer="layout" svg:x1="5.445cm" svg:y1="3.794cm" svg:x2="5.445cm" svg:y2="6.334cm">
            <text:p/>
          </draw:line>
          <draw:line draw:style-name="gr2" draw:text-style-name="P1" draw:layer="layout" svg:x1="7.985cm" svg:y1="3.794cm" svg:x2="5.445cm" svg:y2="3.794cm">
            <text:p/>
          </draw:line>
          <draw:line draw:style-name="gr2" draw:text-style-name="P1" draw:layer="layout" svg:x1="7.985cm" svg:y1="6.334cm" svg:x2="7.985cm" svg:y2="3.794cm">
            <text:p/>
          </draw:line>
          <draw:line draw:style-name="gr2" draw:text-style-name="P1" draw:layer="layout" svg:x1="10.525cm" svg:y1="6.334cm" svg:x2="7.985cm" svg:y2="6.334cm">
            <text:p/>
          </draw:line>
          <draw:line draw:style-name="gr2" draw:text-style-name="P1" draw:layer="layout" svg:x1="10.525cm" svg:y1="3.794cm" svg:x2="10.525cm" svg:y2="6.334cm">
            <text:p/>
          </draw:line>
          <draw:line draw:style-name="gr2" draw:text-style-name="P1" draw:layer="layout" svg:x1="13.065cm" svg:y1="3.794cm" svg:x2="10.525cm" svg:y2="3.794cm">
            <text:p/>
          </draw:line>
          <draw:line draw:style-name="gr2" draw:text-style-name="P1" draw:layer="layout" svg:x1="13.065cm" svg:y1="6.334cm" svg:x2="13.065cm" svg:y2="3.794cm">
            <text:p/>
          </draw:line>
          <draw:line draw:style-name="gr2" draw:text-style-name="P1" draw:layer="layout" svg:x1="15.605cm" svg:y1="6.334cm" svg:x2="13.065cm" svg:y2="6.334cm">
            <text:p/>
          </draw:line>
          <draw:line draw:style-name="gr2" draw:text-style-name="P1" draw:layer="layout" svg:x1="15.605cm" svg:y1="3.794cm" svg:x2="15.605cm" svg:y2="6.334cm">
            <text:p/>
          </draw:line>
          <draw:line draw:style-name="gr2" draw:text-style-name="P1" draw:layer="layout" svg:x1="18.145cm" svg:y1="3.794cm" svg:x2="15.605cm" svg:y2="3.794cm">
            <text:p/>
          </draw:line>
          <draw:line draw:style-name="gr2" draw:text-style-name="P1" draw:layer="layout" svg:x1="18.145cm" svg:y1="6.334cm" svg:x2="18.145cm" svg:y2="3.794cm">
            <text:p/>
          </draw:line>
          <draw:line draw:style-name="gr2" draw:text-style-name="P1" draw:layer="layout" svg:x1="20.685cm" svg:y1="6.334cm" svg:x2="18.145cm" svg:y2="6.334cm">
            <text:p/>
          </draw:line>
          <draw:line draw:style-name="gr2" draw:text-style-name="P1" draw:layer="layout" svg:x1="20.685cm" svg:y1="3.794cm" svg:x2="20.685cm" svg:y2="6.334cm">
            <text:p/>
          </draw:line>
          <draw:line draw:style-name="gr2" draw:text-style-name="P1" draw:layer="layout" svg:x1="23.225cm" svg:y1="3.794cm" svg:x2="20.685cm" svg:y2="3.794cm">
            <text:p/>
          </draw:line>
          <draw:line draw:style-name="gr2" draw:text-style-name="P1" draw:layer="layout" svg:x1="23.225cm" svg:y1="6.334cm" svg:x2="23.225cm" svg:y2="3.794cm">
            <text:p/>
          </draw:line>
          <draw:line draw:style-name="gr2" draw:text-style-name="P1" draw:layer="layout" svg:x1="27.67cm" svg:y1="6.334cm" svg:x2="23.225cm" svg:y2="6.334cm">
            <text:p/>
          </draw:line>
          <draw:frame draw:style-name="gr3" draw:text-style-name="P2" draw:layer="layout" svg:width="1.975cm" svg:height="0.662cm" svg:x="23.409cm" svg:y="5.545cm">
            <draw:text-box>
              <text:p><text:span text:style-name="T1">CLOCK1</text:span></text:p>
            </draw:text-box>
          </draw:frame>
          <draw:frame draw:style-name="gr4" draw:text-style-name="P3" draw:layer="layout" svg:width="1.975cm" svg:height="0.662cm" svg:x="25.822cm" svg:y="5.799cm">
            <draw:text-box>
              <text:p><text:span text:style-name="T2">CLOCK2</text:span></text:p>
            </draw:text-box>
          </draw:frame>
        </draw:g>
        <draw:line draw:style-name="gr5" draw:text-style-name="P1" draw:layer="layout" svg:x1="4.81cm" svg:y1="2.27cm" svg:x2="4.81cm" svg:y2="3.54cm">
          <text:p/>
        </draw:line>
        <draw:line draw:style-name="gr5" draw:text-style-name="P1" draw:layer="layout" svg:x1="5.445cm" svg:y1="2.27cm" svg:x2="5.445cm" svg:y2="3.794cm">
          <text:p/>
        </draw:line>
        <draw:line draw:style-name="gr6" draw:text-style-name="P1" draw:layer="layout" svg:x1="4.81cm" svg:y1="2.27cm" svg:x2="5.445cm" svg:y2="2.27cm">
          <text:p/>
        </draw:line>
        <draw:frame draw:style-name="gr7" draw:text-style-name="P5" draw:layer="layout" svg:width="1.167cm" svg:height="0.526cm" svg:x="4.529cm" svg:y="1.69cm">
          <draw:text-box>
            <text:p text:style-name="P4"><text:span text:style-name="T3">120ns</text:span></text:p>
          </draw:text-box>
        </draw:frame>
        <draw:line draw:style-name="gr5" draw:text-style-name="P1" draw:layer="layout" svg:x1="9.886cm" svg:y1="2.27cm" svg:x2="9.886cm" svg:y2="3.54cm">
          <text:p/>
        </draw:line>
        <draw:line draw:style-name="gr6" draw:text-style-name="P1" draw:layer="layout" svg:x1="4.806cm" svg:y1="3.032cm" svg:x2="9.89cm" svg:y2="3.032cm">
          <text:p/>
        </draw:line>
        <draw:frame draw:style-name="gr8" draw:text-style-name="P5" draw:layer="layout" svg:width="2.794cm" svg:height="0.607cm" svg:x="6.253cm" svg:y="2.525cm">
          <draw:text-box>
            <text:p text:style-name="P4"><text:span text:style-name="T3">1000ns (1 MHz)</text:span></text:p>
          </draw:text-box>
        </draw:frame>
        <draw:frame draw:style-name="gr9" draw:text-style-name="P7" draw:layer="layout" svg:width="2.962cm" svg:height="0.569cm" svg:x="1cm" svg:y="6.842cm">
          <draw:text-box>
            <text:p text:style-name="P6"><text:span text:style-name="T4">STATE = FETCH_0</text:span></text:p>
          </draw:text-box>
        </draw:frame>
        <draw:line draw:style-name="gr5" draw:text-style-name="P1" draw:layer="layout" svg:x1="4.81cm" svg:y1="6.08cm" svg:x2="4.81cm" svg:y2="7.35cm">
          <text:p/>
        </draw:line>
        <draw:line draw:style-name="gr5" draw:text-style-name="P1" draw:layer="layout" svg:x1="5.445cm" svg:y1="6.334cm" svg:x2="5.445cm" svg:y2="8.62cm">
          <text:p/>
        </draw:line>
        <draw:frame draw:style-name="gr10" draw:text-style-name="P9" draw:layer="layout" svg:width="2.801cm" svg:height="0.569cm" svg:x="1cm" svg:y="8.112cm">
          <draw:text-box>
            <text:p text:style-name="P8"><text:span text:style-name="T5">PC_MAR_transfer</text:span></text:p>
          </draw:text-box>
        </draw:frame>
        <draw:line draw:style-name="gr5" draw:text-style-name="P1" draw:layer="layout" svg:x1="7.35cm" svg:y1="6.08cm" svg:x2="7.35cm" svg:y2="9.89cm">
          <text:p/>
        </draw:line>
        <draw:line draw:style-name="gr5" draw:text-style-name="P1" draw:layer="layout" svg:x1="7.985cm" svg:y1="6.334cm" svg:x2="7.985cm" svg:y2="11.16cm">
          <text:p/>
        </draw:line>
        <draw:frame draw:style-name="gr11" draw:text-style-name="P9" draw:layer="layout" svg:width="2.962cm" svg:height="0.887cm" svg:x="1cm" svg:y="9.103cm">
          <draw:text-box>
            <text:p text:style-name="P8"><text:span text:style-name="T4">STATE = FETCH_1</text:span></text:p>
            <text:p text:style-name="P8"><text:span text:style-name="T5">MEM_out</text:span></text:p>
          </draw:text-box>
        </draw:frame>
        <draw:frame draw:style-name="gr12" draw:text-style-name="P9" draw:layer="layout" svg:width="1.764cm" svg:height="1.073cm" svg:x="1.014cm" svg:y="10.341cm">
          <draw:text-box>
            <text:p text:style-name="P8"><text:span text:style-name="T5">PC_inc</text:span></text:p>
            <text:p text:style-name="P8"><text:span text:style-name="T5">IR_</text:span><text:span text:style-name="T6">load</text:span></text:p>
          </draw:text-box>
        </draw:frame>
        <draw:frame draw:style-name="gr13" draw:text-style-name="P9" draw:layer="layout" svg:width="3.067cm" svg:height="0.569cm" svg:x="1cm" svg:y="11.896cm">
          <draw:text-box>
            <text:p text:style-name="P8"><text:span text:style-name="T4">STATE = TSTATE_0</text:span></text:p>
          </draw:text-box>
        </draw:frame>
        <draw:line draw:style-name="gr5" draw:text-style-name="P1" draw:layer="layout" svg:x1="9.89cm" svg:y1="6.08cm" svg:x2="9.89cm" svg:y2="12.43cm">
          <text:p/>
        </draw:line>
        <draw:line draw:style-name="gr5" draw:text-style-name="P1" draw:layer="layout" svg:x1="10.525cm" svg:y1="6.334cm" svg:x2="10.525cm" svg:y2="13.7cm">
          <text:p/>
        </draw:line>
        <draw:frame draw:style-name="gr10" draw:text-style-name="P9" draw:layer="layout" svg:width="2.801cm" svg:height="0.569cm" svg:x="1cm" svg:y="13.192cm">
          <draw:text-box>
            <text:p text:style-name="P8"><text:span text:style-name="T5">PC_MAR_transfer</text:span></text:p>
          </draw:text-box>
        </draw:frame>
        <draw:line draw:style-name="gr5" draw:text-style-name="P1" draw:layer="layout" svg:x1="12.43cm" svg:y1="6.08cm" svg:x2="12.43cm" svg:y2="14.97cm">
          <text:p/>
        </draw:line>
        <draw:line draw:style-name="gr5" draw:text-style-name="P1" draw:layer="layout" svg:x1="13.065cm" svg:y1="6.334cm" svg:x2="13.065cm" svg:y2="16.24cm">
          <text:p/>
        </draw:line>
        <draw:frame draw:style-name="gr14" draw:text-style-name="P9" draw:layer="layout" svg:width="1.717cm" svg:height="0.569cm" svg:x="1cm" svg:y="14.462cm">
          <draw:text-box>
            <text:p text:style-name="P8"><text:span text:style-name="T5">MEM_out</text:span></text:p>
          </draw:text-box>
        </draw:frame>
        <draw:frame draw:style-name="gr15" draw:text-style-name="P9" draw:layer="layout" svg:width="1.383cm" svg:height="0.569cm" svg:x="1.014cm" svg:y="15.732cm">
          <draw:text-box>
            <text:p text:style-name="P8"><text:span text:style-name="T5">A_load</text:span></text:p>
          </draw:text-box>
        </draw:frame>
        <draw:frame draw:style-name="gr13" draw:text-style-name="P9" draw:layer="layout" svg:width="3.067cm" svg:height="0.569cm" svg:x="1cm" svg:y="17.002cm">
          <draw:text-box>
            <text:p text:style-name="P8"><text:span text:style-name="T4">STATE = TSTATE_1</text:span></text:p>
          </draw:text-box>
        </draw:frame>
        <draw:line draw:style-name="gr5" draw:text-style-name="P1" draw:layer="layout" svg:x1="14.97cm" svg:y1="6.08cm" svg:x2="14.97cm" svg:y2="17.51cm">
          <text:p/>
        </draw:line>
        <draw:line draw:style-name="gr5" draw:text-style-name="P1" draw:layer="layout" svg:x1="17.51cm" svg:y1="6.08cm" svg:x2="17.51cm" svg:y2="18.78cm">
          <text:p/>
        </draw:line>
        <draw:line draw:style-name="gr5" draw:text-style-name="P1" draw:layer="layout" svg:x1="18.145cm" svg:y1="6.334cm" svg:x2="18.145cm" svg:y2="20.05cm">
          <text:p/>
        </draw:line>
        <draw:line draw:style-name="gr5" draw:text-style-name="P1" draw:layer="layout" svg:x1="20.05cm" svg:y1="6.08cm" svg:x2="20.05cm" svg:y2="21.32cm">
          <text:p/>
        </draw:line>
        <draw:frame draw:style-name="gr16" draw:text-style-name="P9" draw:layer="layout" svg:width="1.416cm" svg:height="0.569cm" svg:x="1cm" svg:y="18.238cm">
          <draw:text-box>
            <text:p text:style-name="P8"><text:span text:style-name="T5">PC_inc</text:span></text:p>
          </draw:text-box>
        </draw:frame>
        <draw:frame draw:style-name="gr17" draw:text-style-name="P9" draw:layer="layout" svg:width="2.339cm" svg:height="0.569cm" svg:x="1cm" svg:y="19.508cm">
          <draw:text-box>
            <text:p text:style-name="P8"><text:span text:style-name="T5">TSTATE_reset</text:span></text:p>
          </draw:text-box>
        </draw:frame>
        <draw:frame draw:style-name="gr11" draw:text-style-name="P9" draw:layer="layout" svg:width="2.962cm" svg:height="0.887cm" svg:x="1cm" svg:y="20.478cm">
          <draw:text-box>
            <text:p text:style-name="P8"><text:span text:style-name="T4">STATE = FETCH_0</text:span><text:span text:style-name="T4"><text:line-break/></text:span><text:span text:style-name="T4">(next fetch cycle)</text:span></text:p>
          </draw:text-box>
        </draw:frame>
        <draw:g>
          <draw:line draw:style-name="gr18" draw:text-style-name="P1" draw:layer="layout" svg:x1="1cm" svg:y1="7.35cm" svg:x2="4.81cm" svg:y2="7.35cm">
            <text:p/>
          </draw:line>
          <draw:line draw:style-name="gr18" draw:text-style-name="P1" draw:layer="layout" svg:x1="1cm" svg:y1="8.62cm" svg:x2="5.445cm" svg:y2="8.62cm">
            <text:p/>
          </draw:line>
          <draw:line draw:style-name="gr18" draw:text-style-name="P1" draw:layer="layout" svg:x1="1cm" svg:y1="9.89cm" svg:x2="7.35cm" svg:y2="9.89cm">
            <text:p/>
          </draw:line>
          <draw:line draw:style-name="gr18" draw:text-style-name="P1" draw:layer="layout" svg:x1="1cm" svg:y1="11.16cm" svg:x2="7.985cm" svg:y2="11.16cm">
            <text:p/>
          </draw:line>
          <draw:line draw:style-name="gr18" draw:text-style-name="P1" draw:layer="layout" svg:x1="1cm" svg:y1="12.43cm" svg:x2="9.89cm" svg:y2="12.43cm">
            <text:p/>
          </draw:line>
          <draw:line draw:style-name="gr18" draw:text-style-name="P1" draw:layer="layout" svg:x1="1cm" svg:y1="13.7cm" svg:x2="10.525cm" svg:y2="13.7cm">
            <text:p/>
          </draw:line>
          <draw:line draw:style-name="gr18" draw:text-style-name="P1" draw:layer="layout" svg:x1="1cm" svg:y1="14.97cm" svg:x2="12.43cm" svg:y2="14.97cm">
            <text:p/>
          </draw:line>
          <draw:line draw:style-name="gr18" draw:text-style-name="P1" draw:layer="layout" svg:x1="1cm" svg:y1="16.24cm" svg:x2="13.065cm" svg:y2="16.24cm">
            <text:p/>
          </draw:line>
          <draw:line draw:style-name="gr18" draw:text-style-name="P1" draw:layer="layout" svg:x1="1.023cm" svg:y1="17.483cm" svg:x2="14.993cm" svg:y2="17.483cm">
            <text:p/>
          </draw:line>
          <draw:line draw:style-name="gr18" draw:text-style-name="P1" draw:layer="layout" svg:x1="1cm" svg:y1="18.78cm" svg:x2="17.51cm" svg:y2="18.78cm">
            <text:p/>
          </draw:line>
          <draw:line draw:style-name="gr18" draw:text-style-name="P1" draw:layer="layout" svg:x1="1cm" svg:y1="20.05cm" svg:x2="18.145cm" svg:y2="20.05cm">
            <text:p/>
          </draw:line>
          <draw:line draw:style-name="gr18" draw:text-style-name="P1" draw:layer="layout" svg:x1="1cm" svg:y1="21.32cm" svg:x2="20.05cm" svg:y2="21.32cm">
            <text:p/>
          </draw:line>
        </draw:g>
      </draw:page>
      <draw:page draw:name="page2" draw:style-name="dp1" draw:master-page-name="Default">
        <draw:line draw:style-name="gr1" draw:text-style-name="P1" draw:layer="layout" svg:x1="3.54cm" svg:y1="6.08cm" svg:x2="4.81cm" svg:y2="6.08cm">
          <text:p/>
        </draw:line>
        <draw:line draw:style-name="gr1" draw:text-style-name="P1" draw:layer="layout" svg:x1="4.81cm" svg:y1="3.54cm" svg:x2="4.81cm" svg:y2="6.08cm">
          <text:p/>
        </draw:line>
        <draw:line draw:style-name="gr1" draw:text-style-name="P1" draw:layer="layout" svg:x1="7.35cm" svg:y1="3.54cm" svg:x2="4.81cm" svg:y2="3.54cm">
          <text:p/>
        </draw:line>
        <draw:line draw:style-name="gr1" draw:text-style-name="P1" draw:layer="layout" svg:x1="7.35cm" svg:y1="6.08cm" svg:x2="7.35cm" svg:y2="3.54cm">
          <text:p/>
        </draw:line>
        <draw:line draw:style-name="gr1" draw:text-style-name="P1" draw:layer="layout" svg:x1="9.89cm" svg:y1="6.08cm" svg:x2="7.35cm" svg:y2="6.08cm">
          <text:p/>
        </draw:line>
        <draw:line draw:style-name="gr1" draw:text-style-name="P1" draw:layer="layout" svg:x1="9.89cm" svg:y1="3.54cm" svg:x2="9.89cm" svg:y2="6.08cm">
          <text:p/>
        </draw:line>
        <draw:line draw:style-name="gr1" draw:text-style-name="P1" draw:layer="layout" svg:x1="12.43cm" svg:y1="3.54cm" svg:x2="9.89cm" svg:y2="3.54cm">
          <text:p/>
        </draw:line>
        <draw:line draw:style-name="gr1" draw:text-style-name="P1" draw:layer="layout" svg:x1="12.43cm" svg:y1="6.08cm" svg:x2="12.43cm" svg:y2="3.54cm">
          <text:p/>
        </draw:line>
        <draw:line draw:style-name="gr1" draw:text-style-name="P1" draw:layer="layout" svg:x1="14.97cm" svg:y1="6.08cm" svg:x2="12.43cm" svg:y2="6.08cm">
          <text:p/>
        </draw:line>
        <draw:line draw:style-name="gr1" draw:text-style-name="P1" draw:layer="layout" svg:x1="14.97cm" svg:y1="3.54cm" svg:x2="14.97cm" svg:y2="6.08cm">
          <text:p/>
        </draw:line>
        <draw:line draw:style-name="gr1" draw:text-style-name="P1" draw:layer="layout" svg:x1="17.51cm" svg:y1="3.54cm" svg:x2="14.97cm" svg:y2="3.54cm">
          <text:p/>
        </draw:line>
        <draw:line draw:style-name="gr1" draw:text-style-name="P1" draw:layer="layout" svg:x1="1cm" svg:y1="6.08cm" svg:x2="4.81cm" svg:y2="6.08cm">
          <text:p/>
        </draw:line>
        <draw:line draw:style-name="gr1" draw:text-style-name="P1" draw:layer="layout" svg:x1="4.81cm" svg:y1="3.54cm" svg:x2="4.81cm" svg:y2="6.08cm">
          <text:p/>
        </draw:line>
        <draw:line draw:style-name="gr1" draw:text-style-name="P1" draw:layer="layout" svg:x1="7.35cm" svg:y1="3.54cm" svg:x2="4.81cm" svg:y2="3.54cm">
          <text:p/>
        </draw:line>
        <draw:line draw:style-name="gr1" draw:text-style-name="P1" draw:layer="layout" svg:x1="7.35cm" svg:y1="6.08cm" svg:x2="7.35cm" svg:y2="3.54cm">
          <text:p/>
        </draw:line>
        <draw:line draw:style-name="gr1" draw:text-style-name="P1" draw:layer="layout" svg:x1="9.89cm" svg:y1="6.08cm" svg:x2="7.35cm" svg:y2="6.08cm">
          <text:p/>
        </draw:line>
        <draw:line draw:style-name="gr1" draw:text-style-name="P1" draw:layer="layout" svg:x1="17.51cm" svg:y1="6.08cm" svg:x2="17.51cm" svg:y2="3.54cm">
          <text:p/>
        </draw:line>
        <draw:line draw:style-name="gr1" draw:text-style-name="P1" draw:layer="layout" svg:x1="20.05cm" svg:y1="6.08cm" svg:x2="17.51cm" svg:y2="6.08cm">
          <text:p/>
        </draw:line>
        <draw:line draw:style-name="gr1" draw:text-style-name="P1" draw:layer="layout" svg:x1="20.05cm" svg:y1="3.54cm" svg:x2="20.05cm" svg:y2="6.08cm">
          <text:p/>
        </draw:line>
        <draw:line draw:style-name="gr1" draw:text-style-name="P1" draw:layer="layout" svg:x1="22.59cm" svg:y1="3.54cm" svg:x2="20.05cm" svg:y2="3.54cm">
          <text:p/>
        </draw:line>
        <draw:line draw:style-name="gr1" draw:text-style-name="P1" draw:layer="layout" svg:x1="22.59cm" svg:y1="6.08cm" svg:x2="22.59cm" svg:y2="3.54cm">
          <text:p/>
        </draw:line>
        <draw:line draw:style-name="gr1" draw:text-style-name="P1" draw:layer="layout" svg:x1="25.13cm" svg:y1="6.08cm" svg:x2="22.59cm" svg:y2="6.08cm">
          <text:p/>
        </draw:line>
        <draw:line draw:style-name="gr1" draw:text-style-name="P1" draw:layer="layout" svg:x1="9.89cm" svg:y1="3.54cm" svg:x2="9.89cm" svg:y2="6.08cm">
          <text:p/>
        </draw:line>
        <draw:line draw:style-name="gr1" draw:text-style-name="P1" draw:layer="layout" svg:x1="12.43cm" svg:y1="3.54cm" svg:x2="9.89cm" svg:y2="3.54cm">
          <text:p/>
        </draw:line>
        <draw:line draw:style-name="gr1" draw:text-style-name="P1" draw:layer="layout" svg:x1="12.43cm" svg:y1="6.08cm" svg:x2="12.43cm" svg:y2="3.54cm">
          <text:p/>
        </draw:line>
        <draw:line draw:style-name="gr1" draw:text-style-name="P1" draw:layer="layout" svg:x1="14.97cm" svg:y1="6.08cm" svg:x2="12.43cm" svg:y2="6.08cm">
          <text:p/>
        </draw:line>
        <draw:line draw:style-name="gr1" draw:text-style-name="P1" draw:layer="layout" svg:x1="14.97cm" svg:y1="3.54cm" svg:x2="14.97cm" svg:y2="6.08cm">
          <text:p/>
        </draw:line>
        <draw:line draw:style-name="gr1" draw:text-style-name="P1" draw:layer="layout" svg:x1="17.51cm" svg:y1="3.54cm" svg:x2="14.97cm" svg:y2="3.54cm">
          <text:p/>
        </draw:line>
        <draw:line draw:style-name="gr2" draw:text-style-name="P1" draw:layer="layout" svg:x1="1cm" svg:y1="6.334cm" svg:x2="5.445cm" svg:y2="6.334cm">
          <text:p/>
        </draw:line>
        <draw:line draw:style-name="gr2" draw:text-style-name="P1" draw:layer="layout" svg:x1="5.445cm" svg:y1="3.794cm" svg:x2="5.445cm" svg:y2="6.334cm">
          <text:p/>
        </draw:line>
        <draw:line draw:style-name="gr2" draw:text-style-name="P1" draw:layer="layout" svg:x1="7.985cm" svg:y1="3.794cm" svg:x2="5.445cm" svg:y2="3.794cm">
          <text:p/>
        </draw:line>
        <draw:line draw:style-name="gr2" draw:text-style-name="P1" draw:layer="layout" svg:x1="7.985cm" svg:y1="6.334cm" svg:x2="7.985cm" svg:y2="3.794cm">
          <text:p/>
        </draw:line>
        <draw:line draw:style-name="gr2" draw:text-style-name="P1" draw:layer="layout" svg:x1="10.525cm" svg:y1="6.334cm" svg:x2="7.985cm" svg:y2="6.334cm">
          <text:p/>
        </draw:line>
        <draw:line draw:style-name="gr2" draw:text-style-name="P1" draw:layer="layout" svg:x1="10.525cm" svg:y1="3.794cm" svg:x2="10.525cm" svg:y2="6.334cm">
          <text:p/>
        </draw:line>
        <draw:line draw:style-name="gr2" draw:text-style-name="P1" draw:layer="layout" svg:x1="13.065cm" svg:y1="3.794cm" svg:x2="10.525cm" svg:y2="3.794cm">
          <text:p/>
        </draw:line>
        <draw:line draw:style-name="gr2" draw:text-style-name="P1" draw:layer="layout" svg:x1="13.065cm" svg:y1="6.334cm" svg:x2="13.065cm" svg:y2="3.794cm">
          <text:p/>
        </draw:line>
        <draw:line draw:style-name="gr2" draw:text-style-name="P1" draw:layer="layout" svg:x1="15.605cm" svg:y1="6.334cm" svg:x2="13.065cm" svg:y2="6.334cm">
          <text:p/>
        </draw:line>
        <draw:line draw:style-name="gr2" draw:text-style-name="P1" draw:layer="layout" svg:x1="15.605cm" svg:y1="3.794cm" svg:x2="15.605cm" svg:y2="6.334cm">
          <text:p/>
        </draw:line>
        <draw:line draw:style-name="gr2" draw:text-style-name="P1" draw:layer="layout" svg:x1="18.145cm" svg:y1="3.794cm" svg:x2="15.605cm" svg:y2="3.794cm">
          <text:p/>
        </draw:line>
        <draw:line draw:style-name="gr2" draw:text-style-name="P1" draw:layer="layout" svg:x1="18.145cm" svg:y1="6.334cm" svg:x2="18.145cm" svg:y2="3.794cm">
          <text:p/>
        </draw:line>
        <draw:line draw:style-name="gr2" draw:text-style-name="P1" draw:layer="layout" svg:x1="20.685cm" svg:y1="6.334cm" svg:x2="18.145cm" svg:y2="6.334cm">
          <text:p/>
        </draw:line>
        <draw:line draw:style-name="gr2" draw:text-style-name="P1" draw:layer="layout" svg:x1="20.685cm" svg:y1="3.794cm" svg:x2="20.685cm" svg:y2="6.334cm">
          <text:p/>
        </draw:line>
        <draw:line draw:style-name="gr2" draw:text-style-name="P1" draw:layer="layout" svg:x1="23.225cm" svg:y1="3.794cm" svg:x2="20.685cm" svg:y2="3.794cm">
          <text:p/>
        </draw:line>
        <draw:line draw:style-name="gr2" draw:text-style-name="P1" draw:layer="layout" svg:x1="23.225cm" svg:y1="6.334cm" svg:x2="23.225cm" svg:y2="3.794cm">
          <text:p/>
        </draw:line>
        <draw:line draw:style-name="gr2" draw:text-style-name="P1" draw:layer="layout" svg:x1="25.765cm" svg:y1="6.334cm" svg:x2="23.225cm" svg:y2="6.334cm">
          <text:p/>
        </draw:line>
        <draw:frame draw:style-name="gr3" draw:text-style-name="P2" draw:layer="layout" svg:width="1.975cm" svg:height="0.662cm" svg:x="0.873cm" svg:y="5.445cm">
          <draw:text-box>
            <text:p><text:span text:style-name="T1">CLOCK1</text:span></text:p>
          </draw:text-box>
        </draw:frame>
        <draw:frame draw:style-name="gr4" draw:text-style-name="P3" draw:layer="layout" svg:width="1.975cm" svg:height="0.662cm" svg:x="2.835cm" svg:y="5.445cm">
          <draw:text-box>
            <text:p><text:span text:style-name="T2">CLOCK2</text:span></text:p>
          </draw:text-box>
        </draw:frame>
        <draw:line draw:style-name="gr5" draw:text-style-name="P1" draw:layer="layout" svg:x1="4.81cm" svg:y1="2.27cm" svg:x2="4.81cm" svg:y2="3.54cm">
          <text:p/>
        </draw:line>
        <draw:line draw:style-name="gr5" draw:text-style-name="P1" draw:layer="layout" svg:x1="5.445cm" svg:y1="2.27cm" svg:x2="5.445cm" svg:y2="3.794cm">
          <text:p/>
        </draw:line>
        <draw:line draw:style-name="gr6" draw:text-style-name="P1" draw:layer="layout" svg:x1="4.81cm" svg:y1="2.27cm" svg:x2="5.445cm" svg:y2="2.27cm">
          <text:p/>
        </draw:line>
        <draw:frame draw:style-name="gr7" draw:text-style-name="P5" draw:layer="layout" svg:width="1.167cm" svg:height="0.526cm" svg:x="4.529cm" svg:y="1.69cm">
          <draw:text-box>
            <text:p text:style-name="P4"><text:span text:style-name="T3">120ns</text:span></text:p>
          </draw:text-box>
        </draw:frame>
        <draw:line draw:style-name="gr5" draw:text-style-name="P1" draw:layer="layout" svg:x1="9.886cm" svg:y1="2.27cm" svg:x2="9.886cm" svg:y2="3.54cm">
          <text:p/>
        </draw:line>
        <draw:line draw:style-name="gr6" draw:text-style-name="P1" draw:layer="layout" svg:x1="4.806cm" svg:y1="3.032cm" svg:x2="9.89cm" svg:y2="3.032cm">
          <text:p/>
        </draw:line>
        <draw:frame draw:style-name="gr8" draw:text-style-name="P5" draw:layer="layout" svg:width="2.794cm" svg:height="0.607cm" svg:x="6.253cm" svg:y="2.525cm">
          <draw:text-box>
            <text:p text:style-name="P4"><text:span text:style-name="T3">1000ns (1 MHz)</text:span></text:p>
          </draw:text-box>
        </draw:frame>
        <draw:frame draw:style-name="gr9" draw:text-style-name="P7" draw:layer="layout" svg:width="2.962cm" svg:height="0.569cm" svg:x="0.986cm" svg:y="6.4cm">
          <draw:text-box>
            <text:p text:style-name="P6"><text:span text:style-name="T4">FETCH = 0</text:span></text:p>
          </draw:text-box>
        </draw:frame>
        <draw:line draw:style-name="gr5" draw:text-style-name="P1" draw:layer="layout" svg:x1="4.81cm" svg:y1="6.08cm" svg:x2="4.81cm" svg:y2="7.35cm">
          <text:p/>
        </draw:line>
        <draw:line draw:style-name="gr5" draw:text-style-name="P1" draw:layer="layout" svg:x1="5.445cm" svg:y1="6.334cm" svg:x2="5.445cm" svg:y2="8.62cm">
          <text:p/>
        </draw:line>
        <draw:frame draw:style-name="gr19" draw:text-style-name="P9" draw:layer="layout" svg:width="4.011cm" svg:height="0.569cm" svg:x="1.02cm" svg:y="6.842cm">
          <draw:text-box>
            <text:p text:style-name="P8"><text:span text:style-name="T5">PC_MAR_transfer (PC_out)</text:span></text:p>
          </draw:text-box>
        </draw:frame>
        <draw:frame draw:style-name="gr11" draw:text-style-name="P9" draw:layer="layout" svg:width="2.962cm" svg:height="0.887cm" svg:x="1cm" svg:y="9.028cm">
          <draw:text-box>
            <text:p text:style-name="P8"><text:span text:style-name="T4">FETCH = 1</text:span></text:p>
            <text:p text:style-name="P8"><text:span text:style-name="T5">MEM_out</text:span></text:p>
          </draw:text-box>
        </draw:frame>
        <draw:frame draw:style-name="gr20" draw:text-style-name="P9" draw:layer="layout" svg:width="4.304cm" svg:height="1.205cm" svg:x="1.014cm" svg:y="10.041cm">
          <draw:text-box>
            <text:p text:style-name="P8"><text:span text:style-name="T4">FETCH = END</text:span></text:p>
            <text:p text:style-name="P8"><text:span text:style-name="T5">PC_inc</text:span></text:p>
            <text:p text:style-name="P8"><text:span text:style-name="T5">IR_</text:span><text:span text:style-name="T6">load</text:span></text:p>
          </draw:text-box>
        </draw:frame>
        <draw:frame draw:style-name="gr21" draw:text-style-name="P9" draw:layer="layout" svg:width="4.011cm" svg:height="0.887cm" svg:x="1cm" svg:y="12.938cm">
          <draw:text-box>
            <text:p text:style-name="P8"><text:span text:style-name="T4">TSTATE = 0</text:span></text:p>
            <text:p text:style-name="P10"><text:span text:style-name="T7">PC_MAR_transfer (PC_out)</text:span></text:p>
          </draw:text-box>
        </draw:frame>
        <draw:frame draw:style-name="gr22" draw:text-style-name="P9" draw:layer="layout" svg:width="1.717cm" svg:height="0.635cm" svg:x="1.034cm" svg:y="14.489cm">
          <draw:text-box>
            <text:p text:style-name="P8"><text:span text:style-name="T5">MEM_out</text:span></text:p>
          </draw:text-box>
        </draw:frame>
        <draw:frame draw:style-name="gr15" draw:text-style-name="P9" draw:layer="layout" svg:width="1.383cm" svg:height="0.569cm" svg:x="1.014cm" svg:y="17.029cm">
          <draw:text-box>
            <text:p text:style-name="P8"><text:span text:style-name="T5">A_load</text:span></text:p>
          </draw:text-box>
        </draw:frame>
        <draw:frame draw:style-name="gr13" draw:text-style-name="P9" draw:layer="layout" svg:width="3.067cm" svg:height="0.887cm" svg:x="1.008cm" svg:y="17.991cm">
          <draw:text-box>
            <text:p text:style-name="P8"><text:span text:style-name="T4">TSTATE = 1</text:span></text:p>
            <text:p text:style-name="P8"><text:span text:style-name="T7">PC_inc</text:span></text:p>
          </draw:text-box>
        </draw:frame>
        <draw:line draw:style-name="gr5" draw:text-style-name="P1" draw:layer="layout" svg:x1="9.89cm" svg:y1="6.08cm" svg:x2="9.89cm" svg:y2="9.89cm">
          <text:p/>
        </draw:line>
        <draw:line draw:style-name="gr5" draw:text-style-name="P1" draw:layer="layout" svg:x1="10.525cm" svg:y1="6.334cm" svg:x2="10.525cm" svg:y2="11.16cm">
          <text:p/>
        </draw:line>
        <draw:line draw:style-name="gr5" draw:text-style-name="P1" draw:layer="layout" svg:x1="14.97cm" svg:y1="6.08cm" svg:x2="14.97cm" svg:y2="13.7cm">
          <text:p/>
        </draw:line>
        <draw:line draw:style-name="gr5" draw:text-style-name="P1" draw:layer="layout" svg:x1="15.605cm" svg:y1="6.334cm" svg:x2="15.605cm" svg:y2="14.97cm">
          <text:p/>
        </draw:line>
        <draw:line draw:style-name="gr5" draw:text-style-name="P1" draw:layer="layout" svg:x1="17.51cm" svg:y1="6.08cm" svg:x2="17.51cm" svg:y2="16.24cm">
          <text:p/>
        </draw:line>
        <draw:line draw:style-name="gr5" draw:text-style-name="P1" draw:layer="layout" svg:x1="18.145cm" svg:y1="6.334cm" svg:x2="18.145cm" svg:y2="17.51cm">
          <text:p/>
        </draw:line>
        <draw:line draw:style-name="gr5" draw:text-style-name="P1" draw:layer="layout" svg:x1="20.05cm" svg:y1="6.08cm" svg:x2="20.05cm" svg:y2="18.78cm">
          <text:p/>
        </draw:line>
        <draw:line draw:style-name="gr5" draw:text-style-name="P1" draw:layer="layout" svg:x1="23.225cm" svg:y1="6.334cm" svg:x2="23.225cm" svg:y2="21.447cm">
          <text:p/>
        </draw:line>
        <draw:line draw:style-name="gr5" draw:text-style-name="P1" draw:layer="layout" svg:x1="25.13cm" svg:y1="6.08cm" svg:x2="25.13cm" svg:y2="22.59cm">
          <text:p/>
        </draw:line>
        <draw:frame draw:style-name="gr16" draw:text-style-name="P12" draw:layer="layout" svg:width="4.511cm" svg:height="0.569cm" svg:x="1cm" svg:y="19.535cm">
          <draw:text-box>
            <text:p text:style-name="P11"><text:span text:style-name="T4">PC is clocked here and updates</text:span></text:p>
          </draw:text-box>
        </draw:frame>
        <draw:frame draw:style-name="gr17" draw:text-style-name="P9" draw:layer="layout" svg:width="2.339cm" svg:height="0.569cm" svg:x="1cm" svg:y="20.778cm">
          <draw:text-box>
            <text:p text:style-name="P8"><text:span text:style-name="T5">TSTATE_reset</text:span></text:p>
          </draw:text-box>
        </draw:frame>
        <draw:frame draw:style-name="gr11" draw:text-style-name="P9" draw:layer="layout" svg:width="2.962cm" svg:height="0.887cm" svg:x="1cm" svg:y="21.775cm">
          <draw:text-box>
            <text:p text:style-name="P8"><text:span text:style-name="T4">STATE = FETCH_0</text:span><text:span text:style-name="T4"><text:line-break/></text:span><text:span text:style-name="T4">(next fetch cycle)</text:span></text:p>
          </draw:text-box>
        </draw:frame>
        <draw:line draw:style-name="gr18" draw:text-style-name="P1" draw:layer="layout" svg:x1="1cm" svg:y1="7.35cm" svg:x2="4.81cm" svg:y2="7.35cm">
          <text:p/>
        </draw:line>
        <draw:line draw:style-name="gr18" draw:text-style-name="P1" draw:layer="layout" svg:x1="1cm" svg:y1="8.62cm" svg:x2="5.445cm" svg:y2="8.62cm">
          <text:p/>
        </draw:line>
        <draw:line draw:style-name="gr18" draw:text-style-name="P1" draw:layer="layout" svg:x1="1cm" svg:y1="9.89cm" svg:x2="9.89cm" svg:y2="9.89cm">
          <text:p/>
        </draw:line>
        <draw:line draw:style-name="gr18" draw:text-style-name="P1" draw:layer="layout" svg:x1="1cm" svg:y1="11.16cm" svg:x2="10.525cm" svg:y2="11.16cm">
          <text:p/>
        </draw:line>
        <draw:line draw:style-name="gr18" draw:text-style-name="P1" draw:layer="layout" svg:x1="1cm" svg:y1="13.727cm" svg:x2="14.97cm" svg:y2="13.727cm">
          <text:p/>
        </draw:line>
        <draw:line draw:style-name="gr18" draw:text-style-name="P1" draw:layer="layout" svg:x1="1cm" svg:y1="14.997cm" svg:x2="15.605cm" svg:y2="14.997cm">
          <text:p/>
        </draw:line>
        <draw:line draw:style-name="gr18" draw:text-style-name="P1" draw:layer="layout" svg:x1="1cm" svg:y1="16.267cm" svg:x2="17.51cm" svg:y2="16.267cm">
          <text:p/>
        </draw:line>
        <draw:line draw:style-name="gr18" draw:text-style-name="P1" draw:layer="layout" svg:x1="1cm" svg:y1="17.537cm" svg:x2="18.145cm" svg:y2="17.537cm">
          <text:p/>
        </draw:line>
        <draw:line draw:style-name="gr18" draw:text-style-name="P1" draw:layer="layout" svg:x1="1.023cm" svg:y1="18.78cm" svg:x2="20.05cm" svg:y2="18.78cm">
          <text:p/>
        </draw:line>
        <draw:line draw:style-name="gr18" draw:text-style-name="P1" draw:layer="layout" svg:x1="1cm" svg:y1="20.077cm" svg:x2="22.59cm" svg:y2="20.077cm">
          <text:p/>
        </draw:line>
        <draw:line draw:style-name="gr18" draw:text-style-name="P1" draw:layer="layout" svg:x1="1cm" svg:y1="21.347cm" svg:x2="23.225cm" svg:y2="21.347cm">
          <text:p/>
        </draw:line>
        <draw:line draw:style-name="gr18" draw:text-style-name="P1" draw:layer="layout" svg:x1="1cm" svg:y1="22.617cm" svg:x2="25.13cm" svg:y2="22.617cm">
          <text:p/>
        </draw:line>
        <draw:line draw:style-name="gr2" draw:text-style-name="P1" draw:layer="layout" svg:x1="25.765cm" svg:y1="3.794cm" svg:x2="25.765cm" svg:y2="6.334cm">
          <text:p/>
        </draw:line>
        <draw:line draw:style-name="gr2" draw:text-style-name="P1" draw:layer="layout" svg:x1="27.67cm" svg:y1="3.794cm" svg:x2="25.765cm" svg:y2="3.794cm">
          <text:p/>
        </draw:line>
        <draw:line draw:style-name="gr1" draw:text-style-name="P1" draw:layer="layout" svg:x1="25.13cm" svg:y1="3.54cm" svg:x2="25.13cm" svg:y2="6.08cm">
          <text:p/>
        </draw:line>
        <draw:line draw:style-name="gr1" draw:text-style-name="P1" draw:layer="layout" svg:x1="27.67cm" svg:y1="3.54cm" svg:x2="25.13cm" svg:y2="3.54cm">
          <text:p/>
        </draw:line>
        <draw:line draw:style-name="gr5" draw:text-style-name="P1" draw:layer="layout" svg:x1="22.59cm" svg:y1="5.953cm" svg:x2="22.59cm" svg:y2="20.05cm">
          <text:p/>
        </draw:line>
        <draw:frame draw:style-name="gr23" draw:text-style-name="P13" draw:layer="layout" svg:width="4.388cm" svg:height="0.569cm" svg:x="1cm" svg:y="8.051cm">
          <draw:text-box>
            <text:p text:style-name="P6"><text:span text:style-name="T5">PC_MAR_transfer (MAR_load)</text:span></text:p>
          </draw:text-box>
        </draw:frame>
        <draw:frame draw:style-name="gr23" draw:text-style-name="P9" draw:layer="layout" svg:width="4.388cm" svg:height="0.569cm" svg:x="1.003cm" svg:y="14.108cm">
          <draw:text-box>
            <text:p text:style-name="P8"><text:span text:style-name="T5">PC_MAR_transfer (MAR_load)</text:span></text:p>
          </draw:text-box>
        </draw:frame>
        <draw:line draw:style-name="gr18" draw:text-style-name="P1" draw:layer="layout" svg:x1="1cm" svg:y1="12.43cm" svg:x2="12.43cm" svg:y2="12.43cm">
          <text:p/>
        </draw:line>
        <draw:line draw:style-name="gr5" draw:text-style-name="P1" draw:layer="layout" svg:x1="12.43cm" svg:y1="6.08cm" svg:x2="12.43cm" svg:y2="12.43cm">
          <text:p/>
        </draw:line>
        <draw:frame draw:style-name="gr16" draw:text-style-name="P12" draw:layer="layout" svg:width="4.511cm" svg:height="0.569cm" svg:x="1.061cm" svg:y="11.922cm">
          <draw:text-box>
            <text:p text:style-name="P11"><text:span text:style-name="T4">PC is clocked here and update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23T16:54:41.601170616</meta:creation-date>
    <dc:date>2020-04-24T22:45:17.107000000</dc:date>
    <meta:editing-duration>P1DT3H40M56S</meta:editing-duration>
    <meta:editing-cycles>19</meta:editing-cycles>
    <meta:generator>LibreOffice/6.4.1.2$Windows_x86 LibreOffice_project/4d224e95b98b138af42a64d84056446d09082932</meta:generator>
    <meta:document-statistic meta:object-count="190"/>
  </office:meta>
</office:document-meta>
</file>